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style:text-position="super"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2.00pt" style:text-position="super"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2.00pt" style:text-position="super"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style:text-position="super"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style:text-position="super" fo:font-weight="normal"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justify"/>
    </style:style>
    <style:style style:name="P2" style:family="paragraph">
      <style:paragraph-properties fo:line-height="100.00%" fo:text-align="justify"/>
    </style:style>
    <style:style style:name="P3" style:family="paragraph">
      <style:paragraph-properties fo:line-height="100.00%" fo:text-align="justify"/>
    </style:style>
    <style:style style:name="P4" style:family="paragraph">
      <style:paragraph-properties fo:line-height="100.00%" fo:text-align="justify"/>
    </style:style>
  </office:automatic-styles>
  <office:body>
    <office:text>
      <text:p text:style-name="P1"><text:span text:style-name="T1">1) En este ejercicio existe un grupo de niñas, algunas de ellas amigas entre si, que deben formarse formando una ronda. Siendo 'e' la cantidad de exploradoras, existen (e-1)! permutaciones posibles en las cuales pueden sentarse. El algoritmo a implementar debe hallar, utilizando backtracking, la permutación en donde la separación entre las niñas que son amigas sea menor. La técnica algorítmica para resolver el problema puede reducirse a una decisión simple en cada paso: para cada posicion, determinar a qué niña colocar. La mecánica del backtracking busca detectar las instancias en donde los resultados serán peores que el mejor caso registrado, independientemente de las decisiones que se tomen adelante en esa misma rama; de esta forma, se evita el computo de permutaciones que no resultarán óptimas.</text:span></text:p>
      <text:p text:style-name="P1"><text:span text:style-name="T2"/></text:p>
      <text:p text:style-name="P2"><text:span text:style-name="T3">2)</text:span></text:p>
      <text:p text:style-name="P3"><text:span text:style-name="T3">La mecánica del algoritmo recursivo consiste en encontrar la mejor permutación posible desde determinada posición (dejando fijos los i primeros elementos).</text:span></text:p>
      <text:p text:style-name="P3"><text:span text:style-name="T3">Para esto, el algoritmo fija un valor en la posición i-esima y se llama recursivamente. Al volver de la recursion, se cambia el valor en la posición i-esima y se vuelve a llamar a la recursion, hasta que se hayan probado todos los valores posibles.</text:span></text:p>
      <text:p text:style-name="P3"><text:span text:style-name="T3">Cuando se detecta una instancia mejor a la anterior, se guarda una copia de la misma, y se recupera posteriormente si no se ha detectado un mejor caso.</text:span></text:p>
      <text:p text:style-name="P3"><text:span text:style-name="T4"/></text:p>
      <text:p text:style-name="P3"><text:span text:style-name="T5">3) La cota de complejidad conseguida pertenece a O(e</text:span><text:span text:style-name="T6">e</text:span><text:span text:style-name="T7"><text:s/>a lna)</text:span></text:p>
      <text:p text:style-name="P3"><text:span text:style-name="T8"/></text:p>
      <text:p text:style-name="P3"><text:span text:style-name="T9">La cantidad de posibles permutaciones para una ronda es de '(e-1)!'; en el peor escenario posible, los datos de entradas tienen un orden tal que el algoritmo encuentre una mejor situación en cada iteración, por lo cual tendrá que recorrer las '(e-1)!' permutaciones. </text:span></text:p>
      <text:p text:style-name="P3"><text:span text:style-name="T10"/></text:p>
      <text:p text:style-name="P4"><text:span text:style-name="T11">En cada colocación de una exploradora, se deberá calcular que distancia existe entre ella y sus amigas, lo cual en un peor caso tiene un costo de O(a ln a)</text:span></text:p>
      <text:p text:style-name="P4"><text:span text:style-name="T11">Entonces, en el peor caso, la complejidad del algoritmo pertenece a O( (e-1)!</text:span><text:span text:style-name="T12"><text:s/></text:span><text:span text:style-name="T13">e<text:s/></text:span><text:span text:style-name="T14">a ln a), ==<text:s/></text:span><text:span text:style-name="T15">O( (e)! a ln a),<text:s/></text:span><text:span text:style-name="T16"><text:s text:c="2"/>lo cual es menor que O(e</text:span><text:span text:style-name="T17">e</text:span><text:span text:style-name="T18"><text:s/>a lna) (e! &lt; e^e), menor a<text:s text:c="2"/>O(e</text:span><text:span text:style-name="T19">e</text:span><text:span text:style-name="T20"><text:s/>a</text:span><text:span text:style-name="T21">2</text:span><text:span text:style-name="T22">) (a ln a &lt; a^2)</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